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officeooo:rsid="000b8384" officeooo:paragraph-rsid="000c39c4" style:font-size-asian="9pt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31b045" style:font-size-asian="9pt" style:font-name-complex="Courier New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27414c" style:font-size-asian="9pt" style:font-name-complex="Courier New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b864a" style:font-size-asian="9pt" style:font-name-complex="Courier New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7d5d0" style:font-size-asian="9pt" style:font-name-complex="Courier New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6acdae" officeooo:paragraph-rsid="006acdae" style:font-size-asian="9pt" style:font-weight-asian="bold" style:font-name-complex="Courier New" style:font-size-complex="9pt" style:font-weight-complex="bold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618db5" style:font-size-asian="9pt" style:font-weight-asian="bold" style:font-name-complex="Courier New" style:font-size-complex="9pt" style:font-weight-complex="bold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534c79" style:font-size-asian="9pt" style:font-weight-asian="bold" style:font-name-complex="Courier New" style:font-size-complex="9pt" style:font-weight-complex="bold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b045" officeooo:paragraph-rsid="0031b045" style:font-size-asian="9pt" style:font-weight-asian="bold" style:font-name-complex="Courier New" style:font-size-complex="9pt" style:font-weight-complex="bold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0c39c4" style:font-size-asian="9pt" style:font-weight-asian="bold" style:font-name-complex="Courier New" style:font-size-complex="9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467e08" style:font-size-asian="9pt" style:font-weight-asian="bold" style:font-name-complex="Courier New" style:font-size-complex="9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04738" officeooo:paragraph-rsid="00404738" style:font-size-asian="9pt" style:font-weight-asian="bold" style:font-name-complex="Courier New" style:font-size-complex="9pt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31b045" style:font-size-asian="9pt" style:font-weight-asian="bold" style:font-name-complex="Courier New" style:font-size-complex="9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27414c" style:font-size-asian="9pt" style:font-weight-asian="bold" style:font-name-complex="Courier New" style:font-size-complex="9pt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890ab" style:font-size-asian="9pt" style:font-weight-asian="bold" style:font-name-complex="Courier New" style:font-size-complex="9pt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848c" style:font-size-asian="9pt" style:font-weight-asian="bold" style:font-name-complex="Courier New" style:font-size-complex="9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d5d0" style:font-size-asian="9pt" style:font-weight-asian="bold" style:font-name-complex="Courier New" style:font-size-complex="9pt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34c79" officeooo:paragraph-rsid="0066f56d" style:font-size-asian="9pt" style:font-weight-asian="normal" style:font-name-complex="Courier New" style:font-size-complex="9pt" style:font-weight-complex="normal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0c39c4" style:font-size-asian="9pt" style:font-weight-asian="normal" style:font-name-complex="Courier New" style:font-size-complex="9pt" style:font-weight-complex="normal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6acdae" officeooo:paragraph-rsid="006acdae" style:font-size-asian="9pt" style:font-weight-asian="normal" style:font-name-complex="Courier New" style:font-size-complex="9pt" style:font-weight-complex="normal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6da765" style:font-size-asian="9pt" style:font-weight-asian="normal" style:font-name-complex="Courier New" style:font-size-complex="9pt" style:font-weight-complex="normal"/>
    </style:style>
    <style:style style:name="P25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1dabd" officeooo:paragraph-rsid="004e701b" style:font-size-asian="9pt" style:font-weight-asian="normal" style:font-name-complex="Courier New" style:font-size-complex="9pt" style:font-weight-complex="normal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7d5d0" officeooo:paragraph-rsid="00404738" style:font-size-asian="9pt" style:font-weight-asian="normal" style:font-name-complex="Courier New" style:font-size-complex="9pt" style:font-weight-complex="normal"/>
    </style:style>
    <style:style style:name="P27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35bc1e" style:font-size-asian="9pt" style:font-weight-asian="normal" style:font-name-complex="Courier New" style:font-size-complex="9pt" style:font-weight-complex="normal"/>
    </style:style>
    <style:style style:name="P28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17848c" style:font-size-asian="9pt" style:font-weight-asian="normal" style:font-name-complex="Courier New" style:font-size-complex="9pt" style:font-weight-complex="normal"/>
    </style:style>
    <style:style style:name="P29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6acdae" officeooo:paragraph-rsid="006acdae" style:font-size-asian="8pt" style:font-weight-asian="normal" style:font-name-complex="Courier New" style:font-size-complex="8pt" style:font-weight-complex="normal"/>
    </style:style>
    <style:style style:name="P30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3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32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33" style:family="paragraph" style:parent-style-name="Standard">
      <style:paragraph-properties fo:margin-top="0.085cm" fo:margin-bottom="0.085cm" loext:contextual-spacing="false"/>
      <style:text-properties fo:font-size="9pt" officeooo:paragraph-rsid="005d915f" style:font-size-asian="9pt" style:font-size-complex="9pt"/>
    </style:style>
    <style:style style:name="P34" style:family="paragraph" style:parent-style-name="Standard">
      <style:paragraph-properties fo:margin-top="0.085cm" fo:margin-bottom="0.085cm" loext:contextual-spacing="false"/>
      <style:text-properties fo:font-size="9pt" officeooo:paragraph-rsid="0066f56d" style:font-size-asian="9pt" style:font-size-complex="9pt"/>
    </style:style>
    <style:style style:name="P35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630cb7" style:font-size-asian="9pt" style:font-size-complex="9pt"/>
    </style:style>
    <style:style style:name="P36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53ad01" style:font-size-asian="9pt" style:font-size-complex="9pt"/>
    </style:style>
    <style:style style:name="P37" style:family="paragraph" style:parent-style-name="Standard">
      <style:paragraph-properties fo:margin-top="0.085cm" fo:margin-bottom="0.085cm" loext:contextual-spacing="false"/>
      <style:text-properties fo:font-size="9pt" officeooo:paragraph-rsid="00618db5" style:font-size-asian="9pt" style:font-size-complex="9pt"/>
    </style:style>
    <style:style style:name="P38" style:family="paragraph" style:parent-style-name="Standard">
      <style:paragraph-properties fo:margin-top="0.085cm" fo:margin-bottom="0.085cm" loext:contextual-spacing="false"/>
      <style:text-properties fo:font-size="9pt" officeooo:paragraph-rsid="005c6622" style:font-size-asian="9pt" style:font-size-complex="9pt"/>
    </style:style>
    <style:style style:name="P39" style:family="paragraph" style:parent-style-name="Standard">
      <style:paragraph-properties fo:margin-top="0.085cm" fo:margin-bottom="0.085cm" loext:contextual-spacing="false"/>
      <style:text-properties fo:font-size="9pt" officeooo:paragraph-rsid="004cfbdd" style:font-size-asian="9pt" style:font-size-complex="9pt"/>
    </style:style>
    <style:style style:name="P40" style:family="paragraph" style:parent-style-name="Standard">
      <style:paragraph-properties fo:margin-top="0.085cm" fo:margin-bottom="0.085cm" loext:contextual-spacing="false"/>
      <style:text-properties fo:font-size="9pt" officeooo:paragraph-rsid="00534c79" style:font-size-asian="9pt" style:font-size-complex="9pt"/>
    </style:style>
    <style:style style:name="P41" style:family="paragraph" style:parent-style-name="Standard">
      <style:paragraph-properties fo:margin-top="0.085cm" fo:margin-bottom="0.085cm" loext:contextual-spacing="false"/>
      <style:text-properties fo:font-size="9pt" officeooo:paragraph-rsid="0034640a" style:font-size-asian="9pt" style:font-size-complex="9pt"/>
    </style:style>
    <style:style style:name="P42" style:family="paragraph" style:parent-style-name="Standard">
      <style:paragraph-properties fo:margin-top="0.085cm" fo:margin-bottom="0.085cm" loext:contextual-spacing="false"/>
      <style:text-properties fo:font-size="9pt" officeooo:paragraph-rsid="0035bc1e" style:font-size-asian="9pt" style:font-size-complex="9pt"/>
    </style:style>
    <style:style style:name="P43" style:family="paragraph" style:parent-style-name="Standard">
      <style:paragraph-properties fo:margin-top="0.085cm" fo:margin-bottom="0.085cm" loext:contextual-spacing="false"/>
      <style:text-properties fo:font-size="9pt" officeooo:paragraph-rsid="0031b045" style:font-size-asian="9pt" style:font-size-complex="9pt"/>
    </style:style>
    <style:style style:name="P44" style:family="paragraph" style:parent-style-name="Standard">
      <style:paragraph-properties fo:margin-top="0.085cm" fo:margin-bottom="0.085cm" loext:contextual-spacing="false"/>
      <style:text-properties fo:font-size="9pt" officeooo:paragraph-rsid="0029fc95" style:font-size-asian="9pt" style:font-size-complex="9pt"/>
    </style:style>
    <style:style style:name="P45" style:family="paragraph" style:parent-style-name="Standard">
      <style:paragraph-properties fo:margin-top="0.085cm" fo:margin-bottom="0.085cm" loext:contextual-spacing="false"/>
      <style:text-properties fo:font-size="9pt" officeooo:paragraph-rsid="001b864a" style:font-size-asian="9pt" style:font-size-complex="9pt"/>
    </style:style>
    <style:style style:name="P46" style:family="paragraph" style:parent-style-name="Standard">
      <style:paragraph-properties fo:margin-top="0.085cm" fo:margin-bottom="0.085cm" loext:contextual-spacing="false"/>
      <style:text-properties fo:font-size="9pt" officeooo:paragraph-rsid="0017d5d0" style:font-size-asian="9pt" style:font-size-complex="9pt"/>
    </style:style>
    <style:style style:name="P47" style:family="paragraph" style:parent-style-name="Standard">
      <style:paragraph-properties fo:margin-top="0.085cm" fo:margin-bottom="0.085cm" loext:contextual-spacing="false"/>
      <style:text-properties fo:font-size="9pt" officeooo:paragraph-rsid="000c39c4" style:font-size-asian="9pt" style:font-size-complex="9pt"/>
    </style:style>
    <style:style style:name="P48" style:family="paragraph" style:parent-style-name="Standard">
      <style:paragraph-properties fo:margin-top="0.085cm" fo:margin-bottom="0.085cm" loext:contextual-spacing="false"/>
      <style:text-properties fo:font-size="9pt" fo:font-weight="normal" officeooo:paragraph-rsid="00467e08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50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51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P52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53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1dabd" officeooo:paragraph-rsid="004e701b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7bf5c2" style:font-size-asian="9pt" style:font-weight-asian="normal" style:font-name-complex="Courier New" style:font-size-complex="9pt" style:font-weight-complex="normal"/>
    </style:style>
    <style:style style:name="P55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0c39c4" style:font-size-asian="9pt" style:font-weight-asian="normal" style:font-name-complex="Courier New" style:font-size-complex="9pt" style:font-weight-complex="normal"/>
    </style:style>
    <style:style style:name="P56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241b" officeooo:paragraph-rsid="0031241b" style:font-size-asian="9pt" style:font-weight-asian="bold" style:font-name-complex="Courier New" style:font-size-complex="9pt" style:font-weight-complex="bold"/>
    </style:style>
    <style:style style:name="P57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31b045" style:font-size-asian="9pt" style:font-weight-asian="bold" style:font-name-complex="Courier New" style:font-size-complex="9pt"/>
    </style:style>
    <style:style style:name="P58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5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6" style:family="text">
      <style:text-properties style:font-name="Calibri" fo:font-size="10pt" style:font-size-asian="10pt" style:font-name-complex="Courier New" style:font-size-complex="10pt"/>
    </style:style>
    <style:style style:name="T7" style:family="text">
      <style:text-properties style:font-name="Calibri" fo:font-size="10pt" officeooo:rsid="001d311d" style:font-size-asian="10pt" style:font-name-complex="Courier New" style:font-size-complex="10pt"/>
    </style:style>
    <style:style style:name="T8" style:family="text">
      <style:text-properties style:font-name="Calibri" fo:font-size="10pt" officeooo:rsid="00467e08" style:font-size-asian="10pt" style:font-name-complex="Courier New" style:font-size-complex="10pt"/>
    </style:style>
    <style:style style:name="T9" style:family="text">
      <style:text-properties style:font-name="Calibri" fo:font-size="10pt" officeooo:rsid="0067ed10" style:font-size-asian="10pt" style:font-name-complex="Courier New" style:font-size-complex="10pt"/>
    </style:style>
    <style:style style:name="T10" style:family="text">
      <style:text-properties style:font-name="Calibri" fo:font-size="10pt" officeooo:rsid="0070ae7c" style:font-size-asian="10pt" style:font-name-complex="Courier New" style:font-size-complex="10pt"/>
    </style:style>
    <style:style style:name="T11" style:family="text">
      <style:text-properties style:font-name="Calibri" fo:font-size="10pt" officeooo:rsid="0010af8e" style:font-size-asian="10pt" style:font-name-complex="Courier New" style:font-size-complex="10pt"/>
    </style:style>
    <style:style style:name="T12" style:family="text">
      <style:text-properties style:font-name="Calibri" fo:font-size="10pt" officeooo:rsid="0075a8e4" style:font-size-asian="10pt" style:font-name-complex="Courier New" style:font-size-complex="10pt"/>
    </style:style>
    <style:style style:name="T13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4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5" style:family="text">
      <style:text-properties style:font-name="Calibri" fo:font-size="9pt" officeooo:rsid="00467e08" style:font-size-asian="9pt" style:font-name-complex="Courier New" style:font-size-complex="9pt"/>
    </style:style>
    <style:style style:name="T16" style:family="text">
      <style:text-properties style:font-name="Calibri" fo:font-size="9pt" officeooo:rsid="00473934" style:font-size-asian="9pt" style:font-name-complex="Courier New" style:font-size-complex="9pt"/>
    </style:style>
    <style:style style:name="T17" style:family="text">
      <style:text-properties style:font-name="Calibri" fo:font-size="9pt" officeooo:rsid="0067ed10" style:font-size-asian="9pt" style:font-name-complex="Courier New" style:font-size-complex="9pt"/>
    </style:style>
    <style:style style:name="T18" style:family="text">
      <style:text-properties style:font-name="Calibri" fo:font-weight="bold" style:font-weight-asian="bold" style:font-name-complex="Courier New"/>
    </style:style>
    <style:style style:name="T19" style:family="text">
      <style:text-properties style:font-name="Calibri" fo:font-weight="bold" officeooo:rsid="0011a79c" style:font-weight-asian="bold" style:font-name-complex="Courier New"/>
    </style:style>
    <style:style style:name="T20" style:family="text">
      <style:text-properties style:font-name="Calibri" fo:font-weight="bold" officeooo:rsid="0017d5d0" style:font-weight-asian="bold" style:font-name-complex="Courier New"/>
    </style:style>
    <style:style style:name="T21" style:family="text">
      <style:text-properties style:font-name="Calibri" fo:font-weight="bold" officeooo:rsid="001a8ec3" style:font-weight-asian="bold" style:font-name-complex="Courier New"/>
    </style:style>
    <style:style style:name="T22" style:family="text">
      <style:text-properties style:font-name="Calibri" fo:font-weight="bold" officeooo:rsid="001b864a" style:font-weight-asian="bold" style:font-name-complex="Courier New"/>
    </style:style>
    <style:style style:name="T23" style:family="text">
      <style:text-properties style:font-name="Calibri" fo:font-weight="normal" style:font-weight-asian="normal" style:font-name-complex="Courier New" style:font-weight-complex="normal"/>
    </style:style>
    <style:style style:name="T24" style:family="text">
      <style:text-properties style:font-name="Calibri" fo:font-weight="normal" officeooo:rsid="001529d6" style:font-weight-asian="normal" style:font-name-complex="Courier New" style:font-weight-complex="normal"/>
    </style:style>
    <style:style style:name="T25" style:family="text">
      <style:text-properties style:font-name="Calibri" fo:font-weight="normal" officeooo:rsid="00432331" style:font-weight-asian="normal" style:font-name-complex="Courier New" style:font-weight-complex="normal"/>
    </style:style>
    <style:style style:name="T26" style:family="text">
      <style:text-properties style:font-name="Calibri" fo:font-weight="normal" officeooo:rsid="00467e08" style:font-weight-asian="normal" style:font-name-complex="Courier New" style:font-weight-complex="normal"/>
    </style:style>
    <style:style style:name="T27" style:family="text">
      <style:text-properties style:font-name="Calibri" fo:font-weight="normal" officeooo:rsid="00534c79" style:font-weight-asian="normal" style:font-name-complex="Courier New" style:font-weight-complex="normal"/>
    </style:style>
    <style:style style:name="T28" style:family="text">
      <style:text-properties style:font-name="Calibri" fo:font-weight="normal" officeooo:rsid="0053ad01" style:font-weight-asian="normal" style:font-name-complex="Courier New" style:font-weight-complex="normal"/>
    </style:style>
    <style:style style:name="T29" style:family="text">
      <style:text-properties style:font-name="Calibri" fo:font-weight="normal" officeooo:rsid="00630cb7" style:font-weight-asian="normal" style:font-name-complex="Courier New" style:font-weight-complex="normal"/>
    </style:style>
    <style:style style:name="T30" style:family="text">
      <style:text-properties style:font-name="Calibri" fo:font-weight="normal" officeooo:rsid="00618db5" style:font-weight-asian="normal" style:font-name-complex="Courier New" style:font-weight-complex="normal"/>
    </style:style>
    <style:style style:name="T31" style:family="text">
      <style:text-properties style:font-name="Calibri" fo:font-weight="normal" officeooo:rsid="0065e199" style:font-weight-asian="normal" style:font-name-complex="Courier New" style:font-weight-complex="normal"/>
    </style:style>
    <style:style style:name="T32" style:family="text">
      <style:text-properties style:font-name="Calibri" fo:font-weight="normal" officeooo:rsid="006299f5" style:font-weight-asian="normal" style:font-name-complex="Courier New" style:font-weight-complex="normal"/>
    </style:style>
    <style:style style:name="T33" style:family="text">
      <style:text-properties style:font-name="Calibri" fo:font-weight="normal" officeooo:rsid="0066f56d" style:font-weight-asian="normal" style:font-name-complex="Courier New" style:font-weight-complex="normal"/>
    </style:style>
    <style:style style:name="T34" style:family="text">
      <style:text-properties style:font-name="Calibri" officeooo:rsid="004b09e8" style:font-name-complex="Courier New"/>
    </style:style>
    <style:style style:name="T35" style:family="text">
      <style:text-properties style:font-name="Calibri" officeooo:rsid="00467e08" style:font-name-complex="Courier New"/>
    </style:style>
    <style:style style:name="T36" style:family="text">
      <style:text-properties officeooo:rsid="000e2663"/>
    </style:style>
    <style:style style:name="T37" style:family="text">
      <style:text-properties officeooo:rsid="00306c39"/>
    </style:style>
    <style:style style:name="T38" style:family="text">
      <style:text-properties officeooo:rsid="0031b045"/>
    </style:style>
    <style:style style:name="T39" style:family="text">
      <style:text-properties officeooo:rsid="00467e08"/>
    </style:style>
    <style:style style:name="T40" style:family="text">
      <style:text-properties officeooo:rsid="0051dabd"/>
    </style:style>
    <style:style style:name="T41" style:family="text">
      <style:text-properties officeooo:rsid="005c6622"/>
    </style:style>
    <style:style style:name="T42" style:family="text">
      <style:text-properties officeooo:rsid="0060b637"/>
    </style:style>
    <style:style style:name="T43" style:family="text">
      <style:text-properties officeooo:rsid="0053ad01"/>
    </style:style>
    <style:style style:name="T44" style:family="text">
      <style:text-properties officeooo:rsid="006653bb"/>
    </style:style>
    <style:style style:name="T45" style:family="text">
      <style:text-properties officeooo:rsid="0066f56d"/>
    </style:style>
    <style:style style:name="T46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INSTRUCTIONS NOTES: AUTOMATION </text:p>
      <text:p text:style-name="P32"><text:span text:style-name="T13">WITH BASIC IN </text:span><text:span text:style-name="T14">LIBREOFFICE</text:span></text:p>
      <text:p text:style-name="P8"/>
      <text:p text:style-name="P8"/>
      <text:p text:style-name="P8"/>
      <text:p text:style-name="P8"/>
      <text:p text:style-name="P8"/>
      <text:p text:style-name="P49"><text:span text:style-name="T1">@COMPANY:</text:span><text:span text:style-name="T2"> USBONG SOCIAL SYSTEMS, INC. (WWW.USBONG.PH)</text:span></text:p>
      <text:p text:style-name="P49"><text:span text:style-name="T1">@AUTHOR:</text:span><text:span text:style-name="T2"> SYSON, MICHAEL</text:span></text:p>
      <text:p text:style-name="P49"><text:span text:style-name="T1">@DATE CREATED:</text:span><text:span text:style-name="T2"> 2020-0</text:span><text:span text:style-name="T3">7-15</text:span></text:p>
      <text:p text:style-name="P51"><text:span text:style-name="T4">@LAST UPDATED:</text:span><text:span text:style-name="T6"> 2020-0</text:span><text:span text:style-name="T10">8</text:span><text:span text:style-name="T11">-</text:span><text:span text:style-name="T12">13</text:span></text:p>
      <text:p text:style-name="P49"><text:span text:style-name="T1">@OPEN SOURCE:</text:span><text:span text:style-name="T2"> APACHE LICENSE VERSION 2.0</text:span></text:p>
      <text:p text:style-name="P50"><text:bookmark-start text:name="__DdeLink__573_2701036677"/><text:span text:style-name="T4">@REFERENCE:</text:span><text:span text:style-name="T6"> </text:span></text:p>
      <text:p text:style-name="P50"><text:bookmark-start text:name="__DdeLink__576_2701036677"/><text:bookmark-end text:name="__DdeLink__573_2701036677"/><text:span text:style-name="T6">MICROSOFT. (2019). “GETTING STARTED WITH VBA IN OFFICE”. </text:span><text:bookmark-start text:name="__DdeLink__527_2248686119"/><text:bookmark-start text:name="__DdeLink__798_2999747947"/><text:a xlink:type="simple" xlink:href="https://docs.microsoft.com/en-us/office/vba/library-reference/concepts/getting-started-with-vba-in-office" text:style-name="Internet_20_link" text:visited-style-name="Visited_20_Internet_20_Link"><text:span text:style-name="T6">h</text:span></text:a><text:bookmark-start text:name="__DdeLink__795_2999747947"/><text:a xlink:type="simple" xlink:href="https://docs.microsoft.com/en-us/office/vba/library-reference/concepts/getting-started-with-vba-in-office" text:style-name="Internet_20_link" text:visited-style-name="Visited_20_Internet_20_Link"><text:span text:style-name="T6">ttps://docs.microsoft.com/en-us/office/vba/library-reference/concepts/getting-started-with-vba-in-office</text:span></text:a><text:bookmark-end text:name="__DdeLink__527_2248686119"/><text:bookmark-end text:name="__DdeLink__798_2999747947"/><text:bookmark-end text:name="__DdeLink__795_2999747947"/><text:span text:style-name="T6">; LAST ACCESSED: 20200</text:span><text:span text:style-name="T7">7</text:span><text:bookmark-end text:name="__DdeLink__576_2701036677"/><text:span text:style-name="T9">29</text:span></text:p>
      <text:p text:style-name="P50"><text:span text:style-name="T4">@</text:span><text:span text:style-name="T5">RECOMMENDED READING</text:span><text:span text:style-name="T4">:</text:span><text:span text:style-name="T6"> </text:span></text:p>
      <text:p text:style-name="P50"><text:span text:style-name="T16">LIBREOFFICE</text:span><text:span text:style-name="T15"> 6.4 SDK API </text:span><text:span text:style-name="T16">REFERENCE</text:span><text:span text:style-name="T6">. (</text:span><text:span text:style-name="T8">NOT WRITTEN</text:span><text:span text:style-name="T6">). “GETTING STARTED WITH VBA IN OFFICE”. </text:span><text:bookmark-start text:name="__DdeLink__800_2999747947"/><text:bookmark-start text:name="__DdeLink__527_22486861191"/><text:a xlink:type="simple" xlink:href="https://api.libreoffice.org/docs/idl/ref/namespacecom_1_1sun_1_1star_1_1awt.html" text:style-name="Internet_20_link" text:visited-style-name="Visited_20_Internet_20_Link"><text:span text:style-name="T15">https://api.libreoffice.org/docs/idl/ref/namespacecom_1_1sun_1_1star_1_1awt.html</text:span></text:a><text:bookmark-end text:name="__DdeLink__800_2999747947"/><text:bookmark-end text:name="__DdeLink__527_22486861191"/><text:span text:style-name="T6">; LAST ACCESSED: </text:span><text:span text:style-name="T15">2020072</text:span><text:span text:style-name="T17">9</text:span></text:p>
      <text:p text:style-name="P2"><text:tab/><text:span text:style-name="T39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><text:soft-page-break/><text:span text:style-name="T18">I</text:span><text:bookmark-start text:name="__DdeLink__274_2871064860"/><text:span text:style-name="T18">NSTRUCTIONS NOTES: AUTOMATION WITH BASIC IN </text:span><text:span text:style-name="T19">LIBREOFFICE</text:span></text:p>
      <text:p text:style-name="P8"/>
      <text:p text:style-name="P8">1) FILE: SAVE AS</text:p>
      <text:p text:style-name="P22"><text:bookmark-start text:name="__DdeLink__521_2248686119"/><text:bookmark-start text:name="__DdeLink__1026_1859348104"/>Sub Main</text:p>
      <text:p text:style-name="P22"><text:s text:c="2"/>GlobalScope.BasicLibraries.loadLibrary("Tools")</text:p>
      <text:p text:style-name="P22"><text:s text:c="2"/>Dim saveAsODSArgs(1) as new com.sun.star.beans.PropertyValue</text:p>
      <text:p text:style-name="P22"/>
      <text:p text:style-name="P22"><text:s text:c="2"/>dispatcher = createUnoService("com.sun.star.frame.DispatchHelper")</text:p>
      <text:p text:style-name="P22"/>
      <text:p text:style-name="P22"><text:s text:c="2"/>sPath = DirectoryNameoutofPath(ThisComponent.getURL(),"/")</text:p>
      <text:p text:style-name="P47"><text:span text:style-name="T23"><text:s text:c="2"/>sFileName = "</text:span><text:span text:style-name="T24">New Name</text:span><text:span text:style-name="T23">.ods"</text:span></text:p>
      <text:p text:style-name="P22"/>
      <text:p text:style-name="P22"><text:s text:c="2"/>saveAsODSArgs(0).Name = "URL"</text:p>
      <text:p text:style-name="P22"><text:s text:c="2"/>saveAsODSArgs(0).Value = sPath &amp; "/" &amp; sFileName</text:p>
      <text:p text:style-name="P22"><text:s text:c="2"/>saveAsODSArgs(1).Name = "FilterName"</text:p>
      <text:p text:style-name="P22"><text:s text:c="2"/>saveAsODSArgs(1).Value = "writer8"</text:p>
      <text:p text:style-name="P22"><text:tab/><text:tab/></text:p>
      <text:p text:style-name="P22"><text:s text:c="2"/>dispatcher.executeDispatch(ThisComponent.CurrentController.Frame, ".uno:SaveAs", "", 0, saveAsODSArgs())</text:p>
      <text:p text:style-name="P22">End Sub<text:bookmark-end text:name="__DdeLink__1026_1859348104"/></text:p>
      <text:p text:style-name="P8"><text:bookmark-end text:name="__DdeLink__521_2248686119"/></text:p>
      <text:p text:style-name="P46"><text:bookmark-start text:name="__DdeLink__523_2248686119"/><text:bookmark-start text:name="__DdeLink__525_2248686119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7"><text:bookmark-end text:name="__DdeLink__525_2248686119"/>Application.ActiveWorkbook.SaveAs ("New Name.xlsm")</text:p>
      <text:p text:style-name="P20"><text:bookmark-end text:name="__DdeLink__523_2248686119"/></text:p>
      <text:p text:style-name="P8">2) FILE: SAVE</text:p>
      <text:p text:style-name="P28">Sub Main</text:p>
      <text:p text:style-name="P28"><text:s text:c="2"/>GlobalScope.BasicLibraries.loadLibrary("Tools")</text:p>
      <text:p text:style-name="P28"><text:s text:c="2"/>Dim saveAsODSArgs(1) as new com.sun.star.beans.PropertyValue</text:p>
      <text:p text:style-name="P28"/>
      <text:p text:style-name="P28"><text:s text:c="2"/>dispatcher = createUnoService("com.sun.star.frame.DispatchHelper")</text:p>
      <text:p text:style-name="P28"/>
      <text:p text:style-name="P28"><text:s text:c="2"/>sPath = DirectoryNameoutofPath(ThisComponent.getURL(),"/")</text:p>
      <text:p text:style-name="P28"><text:s text:c="2"/>sFileName = FileNameoutofPath(ThisComponent.getURL(),"/")</text:p>
      <text:p text:style-name="P28"/>
      <text:p text:style-name="P28"><text:s text:c="2"/>saveAsODSArgs(0).Name = "URL"</text:p>
      <text:p text:style-name="P28"><text:s text:c="2"/>saveAsODSArgs(0).Value = sPath &amp; "/" &amp; sFileName</text:p>
      <text:p text:style-name="P28"><text:s text:c="2"/>saveAsODSArgs(1).Name = "FilterName"</text:p>
      <text:p text:style-name="P28"><text:s text:c="2"/>saveAsODSArgs(1).Value = "writer8"</text:p>
      <text:p text:style-name="P28"><text:tab/><text:tab/></text:p>
      <text:p text:style-name="P28"><text:s text:c="2"/>dispatcher.executeDispatch(ThisComponent.CurrentController.Frame, ".uno:SaveAs", "", 0, saveAsODSArgs())</text:p>
      <text:p text:style-name="P28">End Sub</text:p>
      <text:p text:style-name="P19"/>
      <text:p text:style-name="P45"><text:bookmark-start text:name="__DdeLink__413_3880147580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6"><text:bookmark-end text:name="__DdeLink__413_3880147580"/>Application.ActiveWorkbook.Save</text:p>
      <text:p text:style-name="P18"/>
      <text:p text:style-name="P17">3) CELL: SELECT</text:p>
      <text:p text:style-name="P1">'Cell A1; where: ...getCellByPosition(iColumnCount, iRowCount)</text:p>
      <text:p text:style-name="P1"><text:bookmark-start text:name="__DdeLink__482_2134880456"/>T<text:bookmark-start text:name="__DdeLink__479_2134880456"/>hisComponent.getSheets().getByIndex(0).getCellByPosition(0, 0).String="Kumusta!"</text:p>
      <text:p text:style-name="P5"><text:bookmark-end text:name="__DdeLink__479_2134880456"/><text:bookmark-end text:name="__DdeLink__482_2134880456"/></text:p>
      <text:p text:style-name="P44"><text:bookmark-start text:name="__DdeLink__459_1069155568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5"><text:bookmark-start text:name="__DdeLink__629_1657739847"/><text:bookmark text:name="__DdeLink__415_3880147580"/><text:bookmark-end text:name="__DdeLink__459_1069155568"/>Application.ActiveSheet.Range("A1").Select</text:p>
      <text:p text:style-name="P5">Application.Selection.Value = "Kumusta!"<text:bookmark-end text:name="__DdeLink__629_1657739847"/></text:p>
      <text:p text:style-name="P56"/>
      <text:p text:style-name="P12">REMINDER:</text:p>
      <text:p text:style-name="P4">inputWorkbook = ThisComponent</text:p>
      <text:p text:style-name="P4"/>
      <text:p text:style-name="P43"><text:bookmark-start text:name="__DdeLink__475_2134880456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4"><text:bookmark-end text:name="__DdeLink__475_2134880456"/><text:span text:style-name="T38">i</text:span><text:span text:style-name="T37">nputWorkbook = </text:span>Application.ThisWorkbook</text:p>
      <text:p text:style-name="P16"/>
      <text:p text:style-name="P16"/>
      <text:p text:style-name="P16"/>
      <text:p text:style-name="P8"><text:soft-page-break/>4) <text:s/>CELL: SET VALUE and FORMAT</text:p>
      <text:p text:style-name="P42"><text:span text:style-name="T25">Sub </text:span><text:span text:style-name="T26">Macro1</text:span></text:p>
      <text:p text:style-name="P27"><text:s text:c="2"/>Dim BasicBorder as New com.sun.star.table.BorderLine</text:p>
      <text:p text:style-name="P27"><text:s text:c="2"/>Dim oBorder As Object</text:p>
      <text:p text:style-name="P27"><text:s text:c="2"/>Dim oNumberFormats As Object</text:p>
      <text:p text:style-name="P27"><text:s text:c="2"/>Dim oLocalSettings As New com.sun.star.lang.Locale</text:p>
      <text:p text:style-name="P27"><text:s text:c="2"/>Dim lKey as long </text:p>
      <text:p text:style-name="P27"><text:s text:c="2"/></text:p>
      <text:p text:style-name="P27"><text:s text:c="2"/>Dim outputWorksheet</text:p>
      <text:p text:style-name="P27"><text:s text:c="2"/><text:bookmark-start text:name="__DdeLink__623_1657739847"/>Dim outputCell</text:p>
      <text:p text:style-name="P27"/>
      <text:p text:style-name="P27"><text:s text:c="2"/>outputWorksheet = ThisComponent.getSheets().getByIndex(0) <text:s/></text:p>
      <text:p text:style-name="P27"><text:s text:c="2"/>outputCell = outputWorksheet.getCellByPosition(0, 0)<text:bookmark-end text:name="__DdeLink__623_1657739847"/></text:p>
      <text:p text:style-name="P27"><text:s text:c="2"/></text:p>
      <text:p text:style-name="P27"><text:s text:c="2"/>oBorder = outputWorksheet.TableBorder</text:p>
      <text:p text:style-name="P27"/>
      <text:p text:style-name="P27"><text:s text:c="2"/>outputCell.String = "Kumusta!"</text:p>
      <text:p text:style-name="P27"/>
      <text:p text:style-name="P27"><text:s text:c="2"/>BasicBorder.OuterLineWidth = 80 'At present, we use this instruction to make the bottom border line double</text:p>
      <text:p text:style-name="P27"><text:s text:c="2"/>oBorder.BottomLine = BasicBorder</text:p>
      <text:p text:style-name="P27"><text:s text:c="2"/>outputCell.TableBorder = oBorder</text:p>
      <text:p text:style-name="P27"/>
      <text:p text:style-name="P27"><text:s text:c="2"/>outputCell.CharColor = RGB(0, 255, 0) <text:s/>'green</text:p>
      <text:p text:style-name="P27"><text:s text:c="2"/>outputCell.CharWeight = com.sun.star.awt.FontWeight.BOLD</text:p>
      <text:p text:style-name="P27"/>
      <text:p text:style-name="P27">' <text:s/>oNumberFormats = ThisComponent.numberFormats</text:p>
      <text:p text:style-name="P27">' <text:s/>lKey = oNumberFormats.queryKey("0.00", oLocalSettings , true)</text:p>
      <text:p text:style-name="P27">' <text:s/>outputCell.NumberFormat = lKey</text:p>
      <text:p text:style-name="P27"><text:s text:c="4"/></text:p>
      <text:p text:style-name="P27">End Sub</text:p>
      <text:p text:style-name="P27"/>
      <text:p text:style-name="P41"><text:bookmark-start text:name="__DdeLink__621_1657739847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1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1"><text:s text:c="4"/>Worksheets(1).Range("A1").Value = "Kumusta!"</text:p>
      <text:p text:style-name="P1"><text:s text:c="4"/>Worksheets(1).Range("A1").Borders(xlEdgeBottom).LineStyle = xlDouble</text:p>
      <text:p text:style-name="P1"><text:bookmark-start text:name="__DdeLink__563_2701036677"/><text:s text:c="4"/>Worksheets(1).Range("A1").Interior.Color = vbGreen</text:p>
      <text:p text:style-name="P1"><text:s text:c="4"/>Worksheets(1).Range("A1").Font.FontStyle = "Bold"</text:p>
      <text:p text:style-name="P1"><text:s text:c="4"/>'Worksheets(1).Range("A1").NumberFormat = "0.00"<text:bookmark-end text:name="__DdeLink__563_2701036677"/></text:p>
      <text:p text:style-name="P1">End Sub<text:bookmark-end text:name="__DdeLink__477_2134880456"/></text:p>
      <text:p text:style-name="P15"/>
      <text:p text:style-name="P15">REMINDER:</text:p>
      <text:p text:style-name="P48"><text:span text:style-name="T34">1) </text:span><text:span text:style-name="T35">We can use the following instruction to get the worksheet by its identified name, “Sheet1”.</text:span></text:p>
      <text:p text:style-name="P26">outputWorksheet <text:s/>= ThisComponent.Sheets.getByName( "Sheet1" ).getCellByPosition(0, 0)</text:p>
      <text:p text:style-name="P14"/>
      <text:p text:style-name="P8">5) <text:s/>CONTAINERS: VARIABLES</text:p>
      <text:p text:style-name="P25">Dim sVariable As String</text:p>
      <text:p text:style-name="P25"><text:s text:c="2"/></text:p>
      <text:p text:style-name="P25">sVariable = "Kumusta!"</text:p>
      <text:p text:style-name="P25"/>
      <text:p text:style-name="P25">outputWorksheet = ThisComponent.getSheets().getByIndex(0) <text:s/></text:p>
      <text:p text:style-name="P25">outputCell = outputWorksheet.getCellByPosition(0, 0)</text:p>
      <text:p text:style-name="P25"/>
      <text:p text:style-name="P25">outputCell.String = sVariabl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<text:bookmark-start text:name="__DdeLink__780_2999747947"/><text:soft-page-break/><text:span text:style-name="T40">R</text:span>EMINDER<text:span text:style-name="T44">S</text:span>:</text:p>
      <text:p text:style-name="P40"><text:bookmark-start text:name="__DdeLink__792_2999747947"/><text:span text:style-name="T27">1) In LibreOffice, we start the </text:span><text:bookmark-start text:name="__DdeLink__635_1657739847"/><text:span text:style-name="T28">column and row </text:span><text:span text:style-name="T27">count</text:span><text:span text:style-name="T28">s</text:span><text:bookmark-end text:name="__DdeLink__635_1657739847"/><text:span text:style-name="T27"> at 0.</text:span></text:p>
      <text:p text:style-name="P36"><text:span text:style-name="T27">2</text:span><text:span text:style-name="T23">) In Microsoft Excel, we start </text:span><text:span text:style-name="T28">the column and row </text:span><text:span text:style-name="T23">count</text:span><text:span text:style-name="T28">s </text:span><text:span text:style-name="T23">at 1.</text:span><text:bookmark-end text:name="__DdeLink__792_2999747947"/></text:p>
      <text:p text:style-name="P25"><text:bookmark-end text:name="__DdeLink__780_2999747947"/></text:p>
      <text:p text:style-name="P39"><text:bookmark-start text:name="__DdeLink__654_1657739847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1"><text:bookmark-end text:name="__DdeLink__654_1657739847"/>Dim sVariable As String</text:p>
      <text:p text:style-name="P1">sVariable = "Kumusta!"</text:p>
      <text:p text:style-name="P1">Worksheets(1).Range("A1").Value = sVariable<text:tab/><text:tab/></text:p>
      <text:p text:style-name="P13"/>
      <text:p text:style-name="P8">6) CONDITIONS &amp; BRANCHING</text:p>
      <text:p text:style-name="P22">Sub Macro<text:span text:style-name="T41">1</text:span></text:p>
      <text:p text:style-name="P22"><text:s text:c="2"/>myWorksheet = ThisComponent.getSheets().getByIndex(0) <text:s/></text:p>
      <text:p text:style-name="P22"><text:s text:c="2"/>inputCell = myWorksheet.getCellByPosition(0, 0) 'column, row</text:p>
      <text:p text:style-name="P22"><text:s text:c="2"/>outputCell = myWorksheet.getCellByPosition(1, 0) 'column, row</text:p>
      <text:p text:style-name="P22"/>
      <text:p text:style-name="P22"><text:s text:c="2"/>If inputCell.String = "Yes!" Then</text:p>
      <text:p text:style-name="P22"><text:s text:c="6"/>outputCell.String = "LAUREL, MIKHAIL"</text:p>
      <text:p text:style-name="P22"><text:s text:c="2"/>Else</text:p>
      <text:p text:style-name="P22"><text:s text:c="6"/>MsgBox "Put Yes! in cell A1"</text:p>
      <text:p text:style-name="P22"><text:s text:c="2"/>End If</text:p>
      <text:p text:style-name="P22"><text:s text:c="3"/></text:p>
      <text:p text:style-name="P24"><text:s text:c="2"/>'identify from left to right the last column used, i.e. used range </text:p>
      <text:p text:style-name="P24"><text:s text:c="2"/>oCursor = myWorksheet.createCursor()</text:p>
      <text:p text:style-name="P24"><text:s text:c="2"/>oCursor.gotoEndOfUsedArea(True)</text:p>
      <text:p text:style-name="P24"><text:s text:c="2"/>oColumns = oCursor.getColumns()</text:p>
      <text:p text:style-name="P24"/>
      <text:p text:style-name="P24"><text:s text:c="2"/>'apply auto-fit to each column</text:p>
      <text:p text:style-name="P24"><text:s text:c="2"/>For i = oColumns.getCount() - 1 To 0 Step -1</text:p>
      <text:p text:style-name="P24"><text:s text:c="6"/>oColumn = oColumns.getByIndex(i)</text:p>
      <text:p text:style-name="P24"><text:s text:c="6"/>oColumn.OptimalWidth = True</text:p>
      <text:p text:style-name="P24"><text:s text:c="2"/>Next i</text:p>
      <text:p text:style-name="P24">End Sub</text:p>
      <text:p text:style-name="P22"/>
      <text:p text:style-name="P9">ADDITIONAL REFERENCE:</text:p>
      <text:p text:style-name="P29"><text:a xlink:type="simple" xlink:href="https://ask.libreoffice.org/en/question/236486/answered-are-there-any-way-to-autofit-optimal-width-in-calc/" text:style-name="Internet_20_link" text:visited-style-name="Visited_20_Internet_20_Link"><text:span text:style-name="T46">https://ask.libreoffice.org/en/question/236486/answered-are-there-any-way-to-autofit-optimal-width-in-calc/</text:span></text:a><text:span text:style-name="T46">;</text:span></text:p>
      <text:p text:style-name="P23">last accessed: 20200729</text:p>
      <text:p text:style-name="P23">answer by: JohnSUN, 20200402</text:p>
      <text:p text:style-name="P23">updated 20200403</text:p>
      <text:p text:style-name="P8"/>
      <text:p text:style-name="P38"><text:bookmark-start text:name="__DdeLink__775_2999747947"/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1"><text:bookmark-start text:name="__DdeLink__652_1657739847"/><text:bookmark-end text:name="__DdeLink__775_2999747947"/>Sub Macro1()</text:p>
      <text:p text:style-name="P1"><text:s text:c="4"/>If Worksheets(1).Range("A1").Value = "Yes!" Then</text:p>
      <text:p text:style-name="P1"><text:s text:c="8"/>Worksheets(1).Range("B1").Value = "LAUREL, MIKHAIL"</text:p>
      <text:p text:style-name="P1"><text:s text:c="4"/>Else</text:p>
      <text:p text:style-name="P1"><text:s text:c="8"/>MsgBox "Put Yes! in cell A1"</text:p>
      <text:p text:style-name="P1"><text:s text:c="4"/>End If</text:p>
      <text:p text:style-name="P1"/>
      <text:p text:style-name="P1"><text:s text:c="4"/>Worksheets(1).UsedRange.EntireColumn.AutoFit</text:p>
      <text:p text:style-name="P1">End Sub<text:bookmark-end text:name="__DdeLink__652_1657739847"/></text:p>
      <text:p text:style-name="P1"/>
      <text:p text:style-name="P8">7) LOOPS &amp; CONTAINERS</text:p>
      <text:p text:style-name="P22">Sub Macro<text:span text:style-name="T42">2</text:span></text:p>
      <text:p text:style-name="P22"><text:s text:c="4"/>Dim inputWorksheet</text:p>
      <text:p text:style-name="P22"><text:s text:c="4"/>Dim medicalDoctorContainer</text:p>
      <text:p text:style-name="P22"><text:s text:c="4"/>Dim iMedicalDoctorContainerCount</text:p>
      <text:p text:style-name="P22"><text:s text:c="4"/>Dim iColumnCount</text:p>
      <text:p text:style-name="P22"><text:s text:c="4"/></text:p>
      <text:p text:style-name="P22"/>
      <text:p text:style-name="P22"/>
      <text:p text:style-name="P22"/>
      <text:p text:style-name="P22"><text:soft-page-break/><text:s text:c="4"/>inputWorksheet = ThisComponent.getSheets().getByIndex(0) <text:s/></text:p>
      <text:p text:style-name="P54"><text:s text:c="3"/></text:p>
      <text:p text:style-name="P22"><text:s text:c="4"/>Set medicalDoctorContainer = New Collection <text:s text:c="3"/></text:p>
      <text:p text:style-name="P22"><text:s text:c="4"/>iMedicalDoctorContainerCount = 0</text:p>
      <text:p text:style-name="P22"><text:s text:c="4"/></text:p>
      <text:p text:style-name="P22"><text:s text:c="4"/>iColumnCount = 1 'start at column B</text:p>
      <text:p text:style-name="P22"/>
      <text:p text:style-name="P22"><text:s text:c="4"/>For Each Column In inputWorksheet.Columns</text:p>
      <text:p text:style-name="P22"><text:s text:c="7"/>sOutputWorksheetName = "" &amp; inputWorksheet.getCellByPosition(iColumnCount,0).String 'medical doctor name</text:p>
      <text:p text:style-name="P22"><text:s text:c="7"/>medicalDoctorContainer.Add sOutputWorksheetName, CStr(iMedicalDoctorContainerCount)</text:p>
      <text:p text:style-name="P22"><text:s text:c="8"/></text:p>
      <text:p text:style-name="P22"><text:s text:c="7"/>MsgBox (medicalDoctorContainer(CStr(iMedicalDoctorContainerCount)))</text:p>
      <text:p text:style-name="P22"><text:s text:c="12"/></text:p>
      <text:p text:style-name="P22"><text:s text:c="7"/>iMedicalDoctorContainerCount = iMedicalDoctorContainerCount + 1 <text:s text:c="15"/></text:p>
      <text:p text:style-name="P22"><text:s text:c="7"/>iColumnCount = iColumnCount + 1</text:p>
      <text:p text:style-name="P22"/>
      <text:p text:style-name="P22"><text:s text:c="7"/>inputCell = inputWorksheet.getCellByPosition(iColumnCount, 0) 'column, row</text:p>
      <text:p text:style-name="P22"/>
      <text:p text:style-name="P22"><text:s text:c="7"/>If (inputCell.String="") Then</text:p>
      <text:p text:style-name="P22"><text:s text:c="12"/>Exit For</text:p>
      <text:p text:style-name="P22"><text:s text:c="7"/>End If</text:p>
      <text:p text:style-name="P22"><text:s text:c="4"/>Next</text:p>
      <text:p text:style-name="P22">End Sub</text:p>
      <text:p text:style-name="P22"/>
      <text:p text:style-name="P10"><text:span text:style-name="T40">R</text:span>EMINDER<text:span text:style-name="T44">S</text:span>:</text:p>
      <text:p text:style-name="P37"><text:span text:style-name="T27">1) In LibreOffice, </text:span><text:bookmark-start text:name="__DdeLink__789_2999747947"/><text:span text:style-name="T29">to get a cell using its position, </text:span><text:bookmark-start text:name="__DdeLink__784_2999747947"/><text:bookmark-end text:name="__DdeLink__789_2999747947"/><text:span text:style-name="T27">we </text:span><text:span text:style-name="T30">use as inputs </text:span><text:span text:style-name="T31">its </text:span><text:bookmark-start text:name="__DdeLink__635_16577398471"/><text:span text:style-name="T28">column and row </text:span><text:bookmark-end text:name="__DdeLink__784_2999747947"/><text:bookmark-end text:name="__DdeLink__635_16577398471"/><text:span text:style-name="T31">counts </text:span><text:bookmark-start text:name="__DdeLink__787_2999747947"/><text:span text:style-name="T32">in that sequence</text:span><text:bookmark-end text:name="__DdeLink__787_2999747947"/><text:span text:style-name="T27">.</text:span></text:p>
      <text:p text:style-name="P35"><text:span text:style-name="T23">2) In Microsoft Excel, </text:span><text:span text:style-name="T29">to get a cell using its position, </text:span><text:span text:style-name="T23">we </text:span><text:span text:style-name="T30">use as inputs </text:span><text:span text:style-name="T31">its </text:span><text:bookmark-start text:name="__DdeLink__635_165773984711"/><text:span text:style-name="T28">row </text:span><text:bookmark-end text:name="__DdeLink__635_165773984711"/><text:span text:style-name="T30">and column </text:span><text:span text:style-name="T31">counts </text:span><text:span text:style-name="T32">in that sequence</text:span><text:span text:style-name="T23">.</text:span></text:p>
      <text:p text:style-name="P34"><text:span text:style-name="T33">3</text:span><text:span text:style-name="T27">) In LibreOffice, we start the </text:span><text:bookmark-start text:name="__DdeLink__635_16577398472"/><text:span text:style-name="T28">column and row </text:span><text:span text:style-name="T27">count</text:span><text:span text:style-name="T28">s</text:span><text:bookmark-end text:name="__DdeLink__635_16577398472"/><text:span text:style-name="T27"> at 0.</text:span></text:p>
      <text:p text:style-name="P21"><text:span text:style-name="T45">4</text:span>) In Microsoft Excel, we start <text:span text:style-name="T43">the column and row </text:span>count<text:span text:style-name="T43">s </text:span>at 1.</text:p>
      <text:p text:style-name="P21"/>
      <text:p text:style-name="P33"><text:span text:style-name="T20">NOTE: </text:span><text:span text:style-name="T21">VISUAL BASIC FOR APPLICATION</text:span><text:span text:style-name="T22">S</text:span><text:span text:style-name="T21"> (</text:span><text:span text:style-name="T20">VBA</text:span><text:span text:style-name="T21">)</text:span><text:span text:style-name="T20"> IN MS EXCEL</text:span></text:p>
      <text:p text:style-name="P1"><text:bookmark-start text:name="__DdeLink__777_2999747947"/>Sub Macro2()</text:p>
      <text:p text:style-name="P1"><text:s text:c="4"/>Dim inputWorksheet</text:p>
      <text:p text:style-name="P1"><text:s text:c="4"/>Dim medicalDoctorContainer</text:p>
      <text:p text:style-name="P1"><text:s text:c="4"/>Dim iMedicalDoctorContainerCount</text:p>
      <text:p text:style-name="P1"><text:s text:c="4"/>Dim iColumnCount</text:p>
      <text:p text:style-name="P1"><text:s text:c="4"/></text:p>
      <text:p text:style-name="P1"><text:s text:c="4"/>Set inputWorksheet = ActiveWorkbook.ActiveSheet</text:p>
      <text:p text:style-name="P1"><text:s text:c="4"/>Set medicalDoctorContainer = New Collection <text:s text:c="3"/></text:p>
      <text:p text:style-name="P1"><text:s text:c="4"/>iMedicalDoctorContainerCount = 1</text:p>
      <text:p text:style-name="P1"><text:s text:c="4"/>iColumnCount = 2 'start at column <text:span text:style-name="T36">B</text:span></text:p>
      <text:p text:style-name="P1"/>
      <text:p text:style-name="P1"><text:s text:c="4"/>For Each Column In inputWorksheet.Columns</text:p>
      <text:p text:style-name="P1"><text:s text:c="7"/>sOutputWorksheetName = "" &amp; inputWorksheet.Cells(1, iColumnCount).Value 'medical doctor name</text:p>
      <text:p text:style-name="P1"><text:s text:c="7"/>medicalDoctorContainer.Add sOutputWorksheetName, CStr(iMedicalDoctorContainerCount)</text:p>
      <text:p text:style-name="P1"><text:s text:c="8"/></text:p>
      <text:p text:style-name="P1"><text:s text:c="7"/>MsgBox (medicalDoctorContainer(CStr(iMedicalDoctorContainerCount)))</text:p>
      <text:p text:style-name="P1"><text:s text:c="12"/></text:p>
      <text:p text:style-name="P1"><text:s text:c="7"/>iMedicalDoctorContainerCount = iMedicalDoctorContainerCount + 1 <text:s text:c="15"/></text:p>
      <text:p text:style-name="P1"><text:s text:c="7"/>iColumnCount = iColumnCount + 1</text:p>
      <text:p text:style-name="P1"><text:s text:c="7"/>If IsEmpty(inputWorksheet.Cells(1, iColumnCount).Value) Then</text:p>
      <text:p text:style-name="P1"><text:s text:c="12"/>Exit For</text:p>
      <text:p text:style-name="P1"><text:s text:c="7"/>End If</text:p>
      <text:p text:style-name="P1"><text:s text:c="4"/>Next</text:p>
      <text:p text:style-name="P3">End Sub<text:bookmark-end text:name="__DdeLink__777_2999747947"/>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8-12T10:10:31.096990900</meta:print-date>
    <dc:date>2020-08-13T09:43:31.289777890</dc:date>
    <meta:editing-duration>PT6H17M47S</meta:editing-duration>
    <meta:editing-cycles>101</meta:editing-cycles>
    <meta:generator>LibreOffice/6.4.4.2$Linux_X86_64 LibreOffice_project/40$Build-2</meta:generator>
    <meta:document-statistic meta:table-count="0" meta:image-count="0" meta:object-count="0" meta:page-count="5" meta:paragraph-count="196" meta:word-count="780" meta:character-count="7777" meta:non-whitespace-character-count="6660"/>
  </office:meta>
</office:document-meta>
</file>